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929056528140476.png" manifest:media-type="image/png"/>
  <manifest:file-entry manifest:full-path="Pictures/100002010000055600000300E701199324FAA730.png" manifest:media-type="image/png"/>
  <manifest:file-entry manifest:full-path="Pictures/10000201000005560000030091867AA4DCD4756F.png" manifest:media-type="image/png"/>
  <manifest:file-entry manifest:full-path="Pictures/1000020100000556000003003DC49543D1A81F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17cm" svg:height="9.557cm" draw:z-index="0"><draw:image xlink:href="Pictures/10000201000005560000030091867AA4DCD4756F.png" xlink:type="simple" xlink:show="embed" xlink:actuate="onLoad" loext:mime-type="image/png"/></draw:frame></text:p>
      <text:p text:style-name="Preformatted_20_Text"/>
      <text:p text:style-name="Preformatted_20_Text"><draw:frame draw:style-name="fr1" draw:name="Image2" text:anchor-type="paragraph" svg:width="17cm" svg:height="9.557cm" draw:z-index="1"><draw:image xlink:href="Pictures/1000020100000556000003003DC49543D1A81FCA.png" xlink:type="simple" xlink:show="embed" xlink:actuate="onLoad" loext:mime-type="image/png"/></draw:frame></text:p>
      <text:p text:style-name="Preformatted_20_Text"/>
      <text:p text:style-name="Preformatted_20_Text"><draw:frame draw:style-name="fr2" draw:name="Image3" text:anchor-type="paragraph" svg:width="17cm" svg:height="9.557cm" draw:z-index="2"><draw:image xlink:href="Pictures/100002010000055600000300E701199324FAA730.png" xlink:type="simple" xlink:show="embed" xlink:actuate="onLoad" loext:mime-type="image/png"/></draw:frame><text:soft-page-break/></text:p>
      <text:p text:style-name="Preformatted_20_Text"/>
      <text:p text:style-name="Preformatted_20_Text"><draw:frame draw:style-name="fr1" draw:name="Image4" text:anchor-type="paragraph" svg:width="17cm" svg:height="9.557cm" draw:z-index="3"><draw:image xlink:href="Pictures/100002010000055600000300C9290565281404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00:04:29.826139559</dc:date>
    <meta:editing-duration>PT2M38S</meta:editing-duration>
    <meta:editing-cycles>1</meta:editing-cycles>
    <meta:generator>LibreOffice/6.0.6.2$Linux_X86_64 LibreOffice_project/0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